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da923" officeooo:paragraph-rsid="001da923"/>
    </style:style>
    <style:style style:name="P2" style:family="paragraph" style:parent-style-name="Standard">
      <style:paragraph-properties fo:text-align="start" style:justify-single-word="false"/>
      <style:text-properties officeooo:rsid="001da923" officeooo:paragraph-rsid="001da923"/>
    </style:style>
    <style:style style:name="T1" style:family="text">
      <style:text-properties officeooo:rsid="001e3e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Assignment 2 Paragraph</text:p>
      <text:p text:style-name="P2"/>
      <text:p text:style-name="P2"><text:tab/>The reason that a binary search on a linked list data structure is not a good idea is because it <text:span text:style-name="T1">would probably take around the same time as a linear list. In a binary search you are comparing the target value with the middle element in a sorted storage container. This would be inefficient with a linked list because each element within a linked list is stored in locations that can only be reached from the previous value in the list. So you would have to traverse every element within the list. In a Vector the numbers can be accessed from an index and you can find the middle value by subtracting the size by 2. Therefore, linked list binary search is not O(1), it is instead O(N), which is very s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2:06:46.082296599</meta:creation-date>
    <dc:date>2018-05-08T12:50:45.045190946</dc:date>
    <meta:editing-duration>PT43M54S</meta:editing-duration>
    <meta:editing-cycles>11</meta:editing-cycles>
    <meta:generator>LibreOffice/5.4.5.1$Linux_X86_64 LibreOffice_project/40m0$Build-1</meta:generator>
    <meta:document-statistic meta:table-count="0" meta:image-count="0" meta:object-count="0" meta:page-count="1" meta:paragraph-count="2" meta:word-count="136" meta:character-count="737" meta:non-whitespace-character-count="602"/>
  </office:meta>
</office:document-meta>
</file>